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7cm" fo:min-width="0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text-properties style:font-name="MathJax_Main"/>
    </style:style>
    <style:style style:name="P3" style:family="paragraph">
      <loext:graphic-properties draw:fill="none" draw:fill-color="#ffffff"/>
      <style:text-properties style:font-name="MathJax_Mai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MathJax_Main" fo:font-size="16pt" style:font-size-asian="16pt" style:font-size-complex="16pt"/>
    </style:style>
    <style:style style:name="P7" style:family="paragraph">
      <loext:graphic-properties draw:fill="none" draw:fill-color="#ffffff"/>
      <style:text-properties fo:color="#ce181e" style:font-name="MathJax_Main"/>
    </style:style>
    <style:style style:name="P8" style:family="paragraph">
      <style:text-properties fo:color="#21409a"/>
    </style:style>
    <style:style style:name="P9" style:family="paragraph">
      <loext:graphic-properties draw:fill="none" draw:fill-color="#ffffff"/>
      <style:text-properties fo:color="#21409a" style:font-name="MathJax_Main"/>
    </style:style>
    <style:style style:name="T1" style:family="text">
      <style:text-properties style:font-name="MathJax_Main"/>
    </style:style>
    <style:style style:name="T2" style:family="text">
      <style:text-properties style:text-position="-33% 58%" style:font-name="MathJax_Main"/>
    </style:style>
    <style:style style:name="T3" style:family="text">
      <style:text-properties fo:color="#ce181e" style:font-name="MathJax_Main"/>
    </style:style>
    <style:style style:name="T4" style:family="text">
      <style:text-properties fo:color="#ce181e" style:text-position="-33% 58%" style:font-name="MathJax_Main"/>
    </style:style>
    <style:style style:name="T5" style:family="text">
      <style:text-properties fo:color="#21409a" style:font-name="MathJax_Main"/>
    </style:style>
    <style:style style:name="T6" style:family="text">
      <style:text-properties fo:color="#21409a" style:text-position="-33% 58%" style:font-name="MathJax_Ma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016cm" svg:height="1.016cm" svg:x="3.286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3.391cm" svg:y="7.577cm">
            <draw:text-box>
              <text:p text:style-name="P2"><text:span text:style-name="T1">s</text:span><text:span text:style-name="T2">1</text:span></text:p>
            </draw:text-box>
          </draw:frame>
        </draw:g>
        <draw:g xml:id="id4" draw:id="id4">
          <draw:custom-shape draw:style-name="gr1" draw:text-style-name="P1" draw:layer="layout" svg:width="1.016cm" svg:height="1.016cm" svg:x="6.334cm" svg:y="5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6.439cm" svg:y="5.445cm">
            <draw:text-box>
              <text:p text:style-name="P2"><text:span text:style-name="T1">s</text:span><text:span text:style-name="T2">2</text:span></text:p>
            </draw:text-box>
          </draw:frame>
        </draw:g>
        <draw:g xml:id="id3" draw:id="id3">
          <draw:custom-shape draw:style-name="gr1" draw:text-style-name="P1" draw:layer="layout" svg:width="1.016cm" svg:height="1.016cm" svg:x="6.307cm" svg:y="7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6.412cm" svg:y="7.631cm">
            <draw:text-box>
              <text:p text:style-name="P2"><text:span text:style-name="T1">s</text:span><text:span text:style-name="T2">3</text:span></text:p>
            </draw:text-box>
          </draw:frame>
        </draw:g>
        <draw:g xml:id="id6" draw:id="id6">
          <draw:custom-shape draw:style-name="gr1" draw:text-style-name="P1" draw:layer="layout" svg:width="1.016cm" svg:height="1.016cm" svg:x="6.307cm" svg:y="10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938cm" svg:height="1.132cm" svg:x="6.412cm" svg:y="10.009cm">
            <draw:text-box>
              <text:p text:style-name="P2"><text:span text:style-name="T1">s</text:span><text:span text:style-name="T2">4</text:span></text:p>
            </draw:text-box>
          </draw:frame>
        </draw:g>
        <draw:connector draw:style-name="gr4" draw:text-style-name="P4" xml:id="id2" draw:id="id2" draw:layer="layout" draw:type="curve" draw:line-skew="-0.011cm" svg:x1="4.329cm" svg:y1="8.143cm" svg:x2="5.325cm" svg:y2="7.134cm" draw:start-shape="id1" draw:start-glue-point="1" svg:d="M4329 8143c1105 0 608-1009 996-1009" svg:viewBox="0 0 997 1010">
          <text:p/>
        </draw:connector>
        <draw:connector draw:style-name="gr5" draw:text-style-name="P4" draw:layer="layout" draw:type="curve" draw:line-skew="1.09cm 1.83cm" svg:x1="5.325cm" svg:y1="7.134cm" svg:x2="6.307cm" svg:y2="8.197cm" draw:start-shape="id2" draw:start-glue-point="3" draw:end-shape="id3" draw:end-glue-point="3" svg:d="M5325 7134c0 883 167 736 169 781s-160 282 813 282" svg:viewBox="0 0 983 1064">
          <text:p/>
        </draw:connector>
        <draw:connector draw:style-name="gr5" draw:text-style-name="P4" draw:layer="layout" draw:type="curve" svg:x1="5.325cm" svg:y1="7.134cm" svg:x2="6.334cm" svg:y2="6.011cm" draw:start-shape="id2" draw:start-glue-point="3" draw:end-shape="id4" svg:d="M5325 7134c757 0 253-1123 1009-1123" svg:viewBox="0 0 1010 1124">
          <text:p/>
        </draw:connector>
        <draw:connector draw:style-name="gr4" draw:text-style-name="P4" xml:id="id5" draw:id="id5" draw:layer="layout" draw:type="curve" svg:x1="4.329cm" svg:y1="8.143cm" svg:x2="5.157cm" svg:y2="9.646cm" draw:start-shape="id1" draw:start-glue-point="1" svg:d="M4329 8143c996 0 582 1503 828 1503" svg:viewBox="0 0 829 1504">
          <text:p/>
        </draw:connector>
        <draw:connector draw:style-name="gr5" draw:text-style-name="P4" draw:layer="layout" draw:type="curve" svg:x1="5.157cm" svg:y1="9.646cm" svg:x2="6.307cm" svg:y2="8.197cm" draw:start-shape="id5" draw:start-glue-point="3" draw:end-shape="id3" draw:end-glue-point="3" svg:d="M5157 9646c862 0 288-1449 1150-1449" svg:viewBox="0 0 1151 1450">
          <text:p/>
        </draw:connector>
        <draw:connector draw:style-name="gr5" draw:text-style-name="P4" draw:layer="layout" draw:type="curve" svg:x1="5.157cm" svg:y1="9.646cm" svg:x2="6.307cm" svg:y2="10.575cm" draw:start-shape="id5" draw:start-glue-point="3" draw:end-shape="id6" draw:end-glue-point="3" svg:d="M5157 9646c862 0 288 929 1150 929" svg:viewBox="0 0 1151 930">
          <text:p/>
        </draw:connector>
        <draw:custom-shape draw:style-name="gr6" draw:text-style-name="P5" draw:layer="layout" svg:width="0.254cm" svg:height="0.254cm" svg:x="5.121cm" svg:y="7.1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5" draw:layer="layout" svg:width="0.254cm" svg:height="0.254cm" svg:x="5.122cm" svg:y="9.5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2" draw:text-style-name="P3" draw:layer="layout" svg:width="1.006cm" svg:height="1.132cm" svg:x="4.791cm" svg:y="6.288cm">
          <draw:text-box>
            <text:p><text:span text:style-name="T1">a</text:span><text:span text:style-name="T2">1</text:span></text:p>
          </draw:text-box>
        </draw:frame>
        <draw:frame draw:style-name="gr2" draw:text-style-name="P3" draw:layer="layout" svg:width="1.006cm" svg:height="1.132cm" svg:x="4.791cm" svg:y="9.588cm">
          <draw:text-box>
            <text:p><text:span text:style-name="T1">a</text:span><text:span text:style-name="T2">2</text:span></text:p>
          </draw:text-box>
        </draw:frame>
        <draw:g>
          <draw:custom-shape draw:style-name="gr1" draw:text-style-name="P1" draw:layer="layout" svg:width="1.016cm" svg:height="1.016cm" svg:x="9.434cm" svg:y="1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9.539cm" svg:y="1.845cm">
            <draw:text-box>
              <text:p text:style-name="P2"><text:span text:style-name="T1">s</text:span><text:span text:style-name="T2">5</text:span></text:p>
            </draw:text-box>
          </draw:frame>
        </draw:g>
        <draw:g>
          <draw:custom-shape draw:style-name="gr1" draw:text-style-name="P1" draw:layer="layout" svg:width="1.016cm" svg:height="1.016cm" svg:x="9.407cm" svg:y="4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9.512cm" svg:y="4.031cm">
            <draw:text-box>
              <text:p text:style-name="P2"><text:span text:style-name="T1">s</text:span><text:span text:style-name="T2">6</text:span></text:p>
            </draw:text-box>
          </draw:frame>
        </draw:g>
        <draw:g>
          <draw:custom-shape draw:style-name="gr1" draw:text-style-name="P1" draw:layer="layout" svg:width="1.016cm" svg:height="1.016cm" svg:x="9.407cm" svg:y="6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938cm" svg:height="1.132cm" svg:x="9.512cm" svg:y="6.409cm">
            <draw:text-box>
              <text:p text:style-name="P2"><text:span text:style-name="T1">s</text:span><text:span text:style-name="T2">7</text:span></text:p>
            </draw:text-box>
          </draw:frame>
        </draw:g>
        <draw:g>
          <draw:custom-shape draw:style-name="gr1" draw:text-style-name="P1" draw:layer="layout" svg:width="1.016cm" svg:height="1.016cm" svg:x="9.534cm" svg:y="8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9.639cm" svg:y="8.745cm">
            <draw:text-box>
              <text:p text:style-name="P2"><text:span text:style-name="T1">s</text:span><text:span text:style-name="T2">8</text:span></text:p>
            </draw:text-box>
          </draw:frame>
        </draw:g>
        <draw:g>
          <draw:custom-shape draw:style-name="gr1" draw:text-style-name="P1" draw:layer="layout" svg:width="1.016cm" svg:height="1.016cm" svg:x="9.507cm" svg:y="10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9.612cm" svg:y="10.931cm">
            <draw:text-box>
              <text:p text:style-name="P2"><text:span text:style-name="T1">s</text:span><text:span text:style-name="T2">9</text:span></text:p>
            </draw:text-box>
          </draw:frame>
        </draw:g>
        <draw:g>
          <draw:custom-shape draw:style-name="gr8" draw:text-style-name="P1" draw:layer="layout" svg:width="1.239cm" svg:height="1.16cm" svg:x="9.507cm" svg:y="13.3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6" draw:layer="layout" svg:width="1.144cm" svg:height="2.296cm" svg:x="9.635cm" svg:y="13.309cm">
            <draw:text-box>
              <text:p text:style-name="P2"><text:span text:style-name="T1">s</text:span><text:span text:style-name="T2">1</text:span><text:span text:style-name="T2">0</text:span></text:p>
            </draw:text-box>
          </draw:frame>
        </draw:g>
        <draw:g xml:id="id7" draw:id="id7">
          <draw:custom-shape draw:style-name="gr7" draw:text-style-name="P5" draw:layer="layout" svg:width="0.254cm" svg:height="0.254cm" svg:x="8.336cm" svg:y="3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8.119cm" svg:y="2.924cm">
            <draw:text-box>
              <text:p><text:span text:style-name="T1">a</text:span><text:span text:style-name="T2">1</text:span></text:p>
            </draw:text-box>
          </draw:frame>
        </draw:g>
        <draw:g xml:id="id8" draw:id="id8">
          <draw:custom-shape draw:style-name="gr7" draw:text-style-name="P5" draw:layer="layout" svg:width="0.254cm" svg:height="0.254cm" svg:x="8.336cm" svg:y="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8.119cm" svg:y="4.825cm">
            <draw:text-box>
              <text:p><text:span text:style-name="T1">a</text:span><text:span text:style-name="T2">2</text:span></text:p>
            </draw:text-box>
          </draw:frame>
        </draw:g>
        <draw:g xml:id="id9" draw:id="id9">
          <draw:custom-shape draw:style-name="gr7" draw:text-style-name="P5" draw:layer="layout" svg:width="0.254cm" svg:height="0.254cm" svg:x="8.336cm" svg:y="7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8.119cm" svg:y="6.226cm">
            <draw:text-box>
              <text:p><text:span text:style-name="T1">a</text:span><text:span text:style-name="T2">1</text:span></text:p>
            </draw:text-box>
          </draw:frame>
        </draw:g>
        <draw:g xml:id="id10" draw:id="id10">
          <draw:custom-shape draw:style-name="gr7" draw:text-style-name="P5" draw:layer="layout" svg:width="0.254cm" svg:height="0.254cm" svg:x="8.336cm" svg:y="8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8.119cm" svg:y="8.027cm">
            <draw:text-box>
              <text:p><text:span text:style-name="T1">a</text:span><text:span text:style-name="T2">2</text:span></text:p>
            </draw:text-box>
          </draw:frame>
        </draw:g>
        <draw:g xml:id="id11" draw:id="id11">
          <draw:custom-shape draw:style-name="gr7" draw:text-style-name="P5" draw:layer="layout" svg:width="0.254cm" svg:height="0.254cm" svg:x="8.336cm" svg:y="10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8.119cm" svg:y="9.428cm">
            <draw:text-box>
              <text:p><text:span text:style-name="T1">a</text:span><text:span text:style-name="T2">1</text:span></text:p>
            </draw:text-box>
          </draw:frame>
        </draw:g>
        <draw:g>
          <draw:custom-shape draw:style-name="gr7" draw:text-style-name="P5" draw:layer="layout" svg:width="0.254cm" svg:height="0.254cm" svg:x="8.336cm" svg:y="12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8.119cm" svg:y="11.729cm">
            <draw:text-box>
              <text:p><text:span text:style-name="T1">a</text:span><text:span text:style-name="T2">2</text:span></text:p>
            </draw:text-box>
          </draw:frame>
        </draw:g>
        <draw:connector draw:style-name="gr5" draw:text-style-name="P4" draw:layer="layout" draw:type="curve" svg:x1="6.855cm" svg:y1="5.445cm" svg:x2="8.622cm" svg:y2="4.056cm" draw:start-shape="id4" draw:start-glue-point="0" draw:end-shape="id7" draw:end-glue-point="2" svg:d="M6855 5445c0-1039 1767-345 1767-1389" svg:viewBox="0 0 1768 1390">
          <text:p/>
        </draw:connector>
        <draw:connector draw:style-name="gr5" draw:text-style-name="P4" draw:layer="layout" draw:type="curve" svg:x1="7.377cm" svg:y1="6.011cm" svg:x2="8.622cm" svg:y2="5.957cm" draw:start-shape="id4" draw:start-glue-point="1" draw:end-shape="id8" draw:end-glue-point="2" svg:d="M7377 6011c830 0 1245-18 1245-54" svg:viewBox="0 0 1246 55">
          <text:p/>
        </draw:connector>
        <draw:connector draw:style-name="gr5" draw:text-style-name="P4" draw:layer="layout" draw:type="curve" svg:x1="7.35cm" svg:y1="8.197cm" svg:x2="8.622cm" svg:y2="7.358cm" draw:start-shape="id3" draw:start-glue-point="1" draw:end-shape="id9" draw:end-glue-point="2" svg:d="M7350 8197c848 0 1272-279 1272-839" svg:viewBox="0 0 1273 840">
          <text:p/>
        </draw:connector>
        <draw:connector draw:style-name="gr5" draw:text-style-name="P4" draw:layer="layout" draw:type="curve" draw:line-skew="-0.756cm" svg:x1="6.828cm" svg:y1="8.763cm" svg:x2="8.622cm" svg:y2="9.159cm" draw:start-shape="id3" draw:start-glue-point="2" draw:end-shape="id10" svg:d="M6828 8763c0 213 1794 15 1794 396" svg:viewBox="0 0 1795 397">
          <text:p/>
        </draw:connector>
        <draw:connector draw:style-name="gr5" draw:text-style-name="P4" draw:layer="layout" draw:type="curve" svg:x1="7.35cm" svg:y1="10.575cm" svg:x2="8.622cm" svg:y2="10.56cm" draw:start-shape="id6" draw:start-glue-point="1" draw:end-shape="id11" svg:d="M7350 10575c848 0 1272-5 1272-15" svg:viewBox="0 0 1273 16">
          <text:p/>
        </draw:connector>
        <draw:connector draw:style-name="gr5" draw:text-style-name="P4" draw:layer="layout" draw:type="curve" svg:x1="6.828cm" svg:y1="11.141cm" svg:x2="8.54cm" svg:y2="12.66cm" draw:start-shape="id6" draw:start-glue-point="2" svg:d="M6828 11141c0 1515 1712 756 1712 1519" svg:viewBox="0 0 1713 1520">
          <text:p/>
        </draw:connector>
        <draw:line draw:style-name="gr5" draw:text-style-name="P4" draw:layer="layout" svg:x1="8.62cm" svg:y1="3.921cm" svg:x2="9.636cm" svg:y2="2.651cm">
          <text:p/>
        </draw:line>
        <draw:line draw:style-name="gr5" draw:text-style-name="P4" draw:layer="layout" svg:x1="8.62cm" svg:y1="3.921cm" svg:x2="9.509cm" svg:y2="4.683cm">
          <text:p/>
        </draw:line>
        <draw:line draw:style-name="gr5" draw:text-style-name="P4" draw:layer="layout" svg:x1="8.62cm" svg:y1="5.953cm" svg:x2="9.509cm" svg:y2="6.842cm">
          <text:p/>
        </draw:line>
        <draw:line draw:style-name="gr5" draw:text-style-name="P4" draw:layer="layout" svg:x1="8.62cm" svg:y1="7.223cm" svg:x2="9.636cm" svg:y2="2.651cm">
          <text:p/>
        </draw:line>
        <draw:line draw:style-name="gr5" draw:text-style-name="P4" draw:layer="layout" svg:x1="8.493cm" svg:y1="5.953cm" svg:x2="9.509cm" svg:y2="5.064cm">
          <text:p/>
        </draw:line>
        <draw:line draw:style-name="gr5" draw:text-style-name="P4" draw:layer="layout" svg:x1="8.62cm" svg:y1="7.477cm" svg:x2="9.636cm" svg:y2="9.382cm">
          <text:p/>
        </draw:line>
        <draw:line draw:style-name="gr5" draw:text-style-name="P4" draw:layer="layout" svg:x1="8.62cm" svg:y1="9.128cm" svg:x2="9.636cm" svg:y2="11.16cm">
          <text:p/>
        </draw:line>
        <draw:line draw:style-name="gr5" draw:text-style-name="P4" draw:layer="layout" svg:x1="8.747cm" svg:y1="10.398cm" svg:x2="9.763cm" svg:y2="9.636cm">
          <text:p/>
        </draw:line>
        <draw:line draw:style-name="gr5" draw:text-style-name="P4" draw:layer="layout" svg:x1="8.493cm" svg:y1="12.811cm" svg:x2="9.763cm" svg:y2="11.795cm">
          <text:p/>
        </draw:line>
        <draw:line draw:style-name="gr5" draw:text-style-name="P4" draw:layer="layout" svg:x1="8.747cm" svg:y1="12.811cm" svg:x2="9.763cm" svg:y2="13.7cm">
          <text:p/>
        </draw:line>
        <draw:line draw:style-name="gr5" draw:text-style-name="P4" draw:layer="layout" svg:x1="8.493cm" svg:y1="12.557cm" svg:x2="9.636cm" svg:y2="7.223cm">
          <text:p/>
        </draw:line>
        <draw:custom-shape draw:style-name="gr7" draw:text-style-name="P5" draw:layer="layout" svg:width="0.127cm" svg:height="0.127cm" svg:x="11.584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27cm" svg:height="0.127cm" svg:x="12.384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27cm" svg:height="0.127cm" svg:x="13.084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1" draw:text-style-name="P1" draw:layer="layout" svg:width="1.016cm" svg:height="1.016cm" svg:x="3.586cm" svg:y="18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3.691cm" svg:y="18.677cm">
            <draw:text-box>
              <text:p text:style-name="P2"><text:span text:style-name="T1">s</text:span><text:span text:style-name="T2">1</text:span></text:p>
            </draw:text-box>
          </draw:frame>
        </draw:g>
        <draw:g xml:id="id13" draw:id="id13">
          <draw:custom-shape draw:style-name="gr1" draw:text-style-name="P1" draw:layer="layout" svg:width="1.016cm" svg:height="1.016cm" svg:x="6.186cm" svg:y="18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6.291cm" svg:y="18.677cm">
            <draw:text-box>
              <text:p text:style-name="P2"><text:span text:style-name="T1">s</text:span><text:span text:style-name="T2">2</text:span></text:p>
            </draw:text-box>
          </draw:frame>
        </draw:g>
        <draw:g>
          <draw:custom-shape draw:style-name="gr1" draw:text-style-name="P1" draw:layer="layout" svg:width="1.016cm" svg:height="1.016cm" svg:x="8.886cm" svg:y="18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8.991cm" svg:y="18.677cm">
            <draw:text-box>
              <text:p text:style-name="P2"><text:span text:style-name="T1">s</text:span><text:span text:style-name="T2">3</text:span></text:p>
            </draw:text-box>
          </draw:frame>
        </draw:g>
        <draw:g>
          <draw:custom-shape draw:style-name="gr1" draw:text-style-name="P1" draw:layer="layout" svg:width="1.016cm" svg:height="1.016cm" svg:x="14.386cm" svg:y="18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55cm" svg:height="1.132cm" svg:x="14.491cm" svg:y="18.677cm">
            <draw:text-box>
              <text:p text:style-name="P2"><text:span text:style-name="T1">s</text:span><text:span text:style-name="T2">n</text:span></text:p>
            </draw:text-box>
          </draw:frame>
        </draw:g>
        <draw:custom-shape draw:style-name="gr7" draw:text-style-name="P5" draw:layer="layout" svg:width="0.127cm" svg:height="0.127cm" svg:x="11.284cm" svg:y="1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27cm" svg:height="0.127cm" svg:x="12.084cm" svg:y="1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27cm" svg:height="0.127cm" svg:x="12.784cm" svg:y="1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.107cm" svg:y1="18.677cm" svg:x2="6.707cm" svg:y2="18.677cm" draw:start-shape="id12" draw:start-glue-point="0" draw:end-shape="id13" draw:end-glue-point="0" svg:d="M4107 18677c0-750 2600-750 2600 0" svg:viewBox="0 0 2601 563">
          <text:p/>
        </draw:connector>
        <draw:connector draw:style-name="gr5" draw:text-style-name="P4" draw:layer="layout" draw:type="curve" svg:x1="6.807cm" svg:y1="18.657cm" svg:x2="9.407cm" svg:y2="18.657cm" svg:d="M6807 18657c0-750 2600-750 2600 0" svg:viewBox="0 0 2601 563">
          <text:p/>
        </draw:connector>
        <draw:connector draw:style-name="gr5" draw:text-style-name="P4" draw:layer="layout" draw:type="curve" svg:x1="12.243cm" svg:y1="18.653cm" svg:x2="14.843cm" svg:y2="18.653cm" svg:d="M12243 18653c0-750 2600-750 2600 0" svg:viewBox="0 0 2601 563">
          <text:p/>
        </draw:connector>
        <draw:connector draw:style-name="gr5" draw:text-style-name="P4" draw:layer="layout" draw:type="curve" svg:x1="4.629cm" svg:y1="19.243cm" svg:x2="4.107cm" svg:y2="19.809cm" draw:start-shape="id12" draw:start-glue-point="1" draw:end-shape="id12" draw:end-glue-point="2" svg:d="M4629 19243c750 0 625 533 307 862s-829 454-829-296" svg:viewBox="0 0 1080 1122">
          <text:p/>
        </draw:connector>
        <draw:connector draw:style-name="gr5" draw:text-style-name="P4" draw:layer="layout" draw:type="curve" svg:x1="7.208cm" svg:y1="19.256cm" svg:x2="6.686cm" svg:y2="19.822cm" svg:d="M7208 19256c750 0 625 533 307 862s-829 454-829-296" svg:viewBox="0 0 1080 1122">
          <text:p/>
        </draw:connector>
        <draw:connector draw:style-name="gr5" draw:text-style-name="P4" draw:layer="layout" draw:type="curve" svg:x1="9.908cm" svg:y1="19.256cm" svg:x2="9.386cm" svg:y2="19.822cm" svg:d="M9908 19256c750 0 625 533 307 862s-829 454-829-296" svg:viewBox="0 0 1080 1122">
          <text:p/>
        </draw:connector>
        <draw:connector draw:style-name="gr5" draw:text-style-name="P4" draw:layer="layout" draw:type="curve" svg:x1="15.508cm" svg:y1="19.256cm" svg:x2="14.986cm" svg:y2="19.822cm" svg:d="M15508 19256c750 0 625 533 307 862s-829 454-829-296" svg:viewBox="0 0 1080 1122">
          <text:p/>
        </draw:connector>
        <draw:frame draw:style-name="gr2" draw:text-style-name="P3" draw:layer="layout" svg:width="1.006cm" svg:height="1.132cm" svg:x="4.937cm" svg:y="17.137cm">
          <draw:text-box>
            <text:p><text:span text:style-name="T1">a</text:span><text:span text:style-name="T2">1</text:span></text:p>
          </draw:text-box>
        </draw:frame>
        <draw:frame draw:style-name="gr2" draw:text-style-name="P3" draw:layer="layout" svg:width="1.006cm" svg:height="1.132cm" svg:x="7.637cm" svg:y="17.137cm">
          <draw:text-box>
            <text:p><text:span text:style-name="T1">a</text:span><text:span text:style-name="T2">1</text:span></text:p>
          </draw:text-box>
        </draw:frame>
        <draw:frame draw:style-name="gr2" draw:text-style-name="P3" draw:layer="layout" svg:width="1.006cm" svg:height="1.132cm" svg:x="13.037cm" svg:y="17.137cm">
          <draw:text-box>
            <text:p><text:span text:style-name="T1">a</text:span><text:span text:style-name="T2">1</text:span></text:p>
          </draw:text-box>
        </draw:frame>
        <draw:frame draw:style-name="gr2" draw:text-style-name="P3" draw:layer="layout" svg:width="1.006cm" svg:height="1.132cm" svg:x="4.737cm" svg:y="19.837cm">
          <draw:text-box>
            <text:p><text:span text:style-name="T1">a</text:span><text:span text:style-name="T2">2</text:span></text:p>
          </draw:text-box>
        </draw:frame>
        <draw:frame draw:style-name="gr2" draw:text-style-name="P3" draw:layer="layout" svg:width="1.006cm" svg:height="1.132cm" svg:x="7.237cm" svg:y="19.837cm">
          <draw:text-box>
            <text:p><text:span text:style-name="T1">a</text:span><text:span text:style-name="T2">2</text:span></text:p>
          </draw:text-box>
        </draw:frame>
        <draw:frame draw:style-name="gr2" draw:text-style-name="P3" draw:layer="layout" svg:width="1.006cm" svg:height="1.132cm" svg:x="10.037cm" svg:y="19.837cm">
          <draw:text-box>
            <text:p><text:span text:style-name="T1">a</text:span><text:span text:style-name="T2">2</text:span></text:p>
          </draw:text-box>
        </draw:frame>
        <draw:frame draw:style-name="gr2" draw:text-style-name="P3" draw:layer="layout" svg:width="1.006cm" svg:height="1.132cm" svg:x="15.537cm" svg:y="19.837cm">
          <draw:text-box>
            <text:p><text:span text:style-name="T1">a</text:span><text:span text:style-name="T2">2</text:span></text:p>
          </draw:text-box>
        </draw:frame>
        <draw:g>
          <draw:frame draw:style-name="gr2" draw:text-style-name="P7" draw:layer="layout" svg:width="2.36cm" svg:height="1.132cm" svg:x="3.691cm" svg:y="15.767cm">
            <draw:text-box>
              <text:p><text:span text:style-name="T3">r(s</text:span><text:span text:style-name="T4">1</text:span><text:span text:style-name="T3">,a</text:span><text:span text:style-name="T4">1</text:span><text:span text:style-name="T3">)</text:span></text:p>
            </draw:text-box>
          </draw:frame>
          <draw:frame draw:style-name="gr2" draw:text-style-name="P9" draw:layer="layout" svg:width="3.156cm" svg:height="1.132cm" svg:x="3.692cm" svg:y="16.467cm">
            <draw:text-box>
              <text:p text:style-name="P8"><text:span text:style-name="T5">P(s</text:span><text:span text:style-name="T6">2</text:span><text:span text:style-name="T5">|s</text:span><text:span text:style-name="T6">1</text:span><text:span text:style-name="T5">,a</text:span><text:span text:style-name="T6">1</text:span><text:span text:style-name="T5">)</text:span></text:p>
            </draw:text-box>
          </draw:frame>
        </draw:g>
        <draw:g>
          <draw:frame draw:style-name="gr2" draw:text-style-name="P7" draw:layer="layout" svg:width="2.36cm" svg:height="1.132cm" svg:x="6.792cm" svg:y="15.767cm">
            <draw:text-box>
              <text:p><text:span text:style-name="T3">r(s</text:span><text:span text:style-name="T4">2</text:span><text:span text:style-name="T3">,a</text:span><text:span text:style-name="T4">1</text:span><text:span text:style-name="T3">)</text:span></text:p>
            </draw:text-box>
          </draw:frame>
          <draw:frame draw:style-name="gr2" draw:text-style-name="P9" draw:layer="layout" svg:width="3.156cm" svg:height="1.132cm" svg:x="6.793cm" svg:y="16.467cm">
            <draw:text-box>
              <text:p text:style-name="P8"><text:span text:style-name="T5">P(s</text:span><text:span text:style-name="T6">3</text:span><text:span text:style-name="T5">|s</text:span><text:span text:style-name="T6">2</text:span><text:span text:style-name="T5">,a</text:span><text:span text:style-name="T6">1</text:span><text:span text:style-name="T5">)</text:span></text:p>
            </draw:text-box>
          </draw:frame>
        </draw:g>
        <draw:g>
          <draw:frame draw:style-name="gr2" draw:text-style-name="P7" draw:layer="layout" svg:width="2.377cm" svg:height="1.132cm" svg:x="12.092cm" svg:y="15.767cm">
            <draw:text-box>
              <text:p><text:span text:style-name="T3">r(s</text:span><text:span text:style-name="T4">n</text:span><text:span text:style-name="T3">,a</text:span><text:span text:style-name="T4">1</text:span><text:span text:style-name="T3">)</text:span></text:p>
            </draw:text-box>
          </draw:frame>
          <draw:frame draw:style-name="gr2" draw:text-style-name="P9" draw:layer="layout" svg:width="3.499cm" svg:height="1.132cm" svg:x="12.093cm" svg:y="16.467cm">
            <draw:text-box>
              <text:p text:style-name="P8"><text:span text:style-name="T5">P(s</text:span><text:span text:style-name="T6">n</text:span><text:span text:style-name="T5">|s</text:span><text:span text:style-name="T6">n-1</text:span><text:span text:style-name="T5">,a</text:span><text:span text:style-name="T6">1</text:span><text:span text:style-name="T5">)</text:span></text:p>
            </draw:text-box>
          </draw:frame>
        </draw:g>
        <draw:g xml:id="id15" draw:id="id15">
          <draw:custom-shape draw:style-name="gr1" draw:text-style-name="P1" draw:layer="layout" svg:width="1.016cm" svg:height="1.016cm" svg:x="4.786cm" svg:y="23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4.891cm" svg:y="23.677cm">
            <draw:text-box>
              <text:p text:style-name="P2"><text:span text:style-name="T1">s</text:span><text:span text:style-name="T2">1</text:span></text:p>
            </draw:text-box>
          </draw:frame>
        </draw:g>
        <draw:g xml:id="id16" draw:id="id16">
          <draw:custom-shape draw:style-name="gr1" draw:text-style-name="P1" draw:layer="layout" svg:width="1.016cm" svg:height="1.016cm" svg:x="9.186cm" svg:y="21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9.291cm" svg:y="21.677cm">
            <draw:text-box>
              <text:p text:style-name="P2"><text:span text:style-name="T1">s</text:span><text:span text:style-name="T2">2</text:span></text:p>
            </draw:text-box>
          </draw:frame>
        </draw:g>
        <draw:g xml:id="id17" draw:id="id17">
          <draw:custom-shape draw:style-name="gr1" draw:text-style-name="P1" draw:layer="layout" svg:width="1.016cm" svg:height="1.016cm" svg:x="9.286cm" svg:y="25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38cm" svg:height="1.132cm" svg:x="9.391cm" svg:y="24.977cm">
            <draw:text-box>
              <text:p text:style-name="P2"><text:span text:style-name="T1">s</text:span><text:span text:style-name="T2">3</text:span></text:p>
            </draw:text-box>
          </draw:frame>
        </draw:g>
        <draw:g>
          <draw:custom-shape draw:style-name="gr7" draw:text-style-name="P5" draw:layer="layout" svg:width="0.254cm" svg:height="0.254cm" svg:x="7.236cm" svg:y="22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7.019cm" svg:y="21.93cm">
            <draw:text-box>
              <text:p><text:span text:style-name="T1">a</text:span><text:span text:style-name="T2">1</text:span></text:p>
            </draw:text-box>
          </draw:frame>
        </draw:g>
        <draw:g>
          <draw:custom-shape draw:style-name="gr7" draw:text-style-name="P5" draw:layer="layout" svg:width="0.254cm" svg:height="0.254cm" svg:x="7.236cm" svg:y="24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006cm" svg:height="1.132cm" svg:x="7.019cm" svg:y="23.931cm">
            <draw:text-box>
              <text:p><text:span text:style-name="T1">a</text:span><text:span text:style-name="T2">2</text:span></text:p>
            </draw:text-box>
          </draw:frame>
        </draw:g>
        <draw:line draw:style-name="gr5" draw:text-style-name="P4" draw:layer="layout" svg:x1="5.699cm" svg:y1="23.987cm" svg:x2="7.35cm" svg:y2="22.971cm">
          <text:p/>
        </draw:line>
        <draw:line draw:style-name="gr5" draw:text-style-name="P4" draw:layer="layout" svg:x1="5.826cm" svg:y1="24.495cm" svg:x2="7.35cm" svg:y2="25.003cm">
          <text:p/>
        </draw:line>
        <draw:line draw:style-name="gr5" draw:text-style-name="P4" xml:id="id14" draw:id="id14" draw:layer="layout" svg:x1="7.477cm" svg:y1="22.844cm" svg:x2="9.255cm" svg:y2="22.463cm">
          <text:p/>
        </draw:line>
        <draw:line draw:style-name="gr5" draw:text-style-name="P4" draw:layer="layout" svg:x1="7.477cm" svg:y1="25.003cm" svg:x2="9.255cm" svg:y2="25.638cm">
          <text:p/>
        </draw:line>
        <draw:connector draw:style-name="gr5" draw:text-style-name="P4" draw:layer="layout" draw:type="curve" svg:x1="7.477cm" svg:y1="22.653cm" svg:x2="5.307cm" svg:y2="23.677cm" draw:start-shape="id14" draw:start-glue-point="3" draw:end-shape="id15" draw:end-glue-point="0" svg:d="M7477 22653c-1447 0-2170 341-2170 1024" svg:viewBox="0 0 2171 1025">
          <text:p/>
        </draw:connector>
        <draw:g>
          <draw:frame draw:style-name="gr2" draw:text-style-name="P7" draw:layer="layout" svg:width="1.031cm" svg:height="0.997cm" svg:x="4.592cm" svg:y="21.767cm">
            <draw:text-box>
              <text:p><text:span text:style-name="T3">-</text:span><text:span text:style-name="T3">1</text:span></text:p>
            </draw:text-box>
          </draw:frame>
          <draw:frame draw:style-name="gr2" draw:text-style-name="P9" draw:layer="layout" svg:width="1.455cm" svg:height="0.997cm" svg:x="4.593cm" svg:y="22.467cm">
            <draw:text-box>
              <text:p text:style-name="P8"><text:span text:style-name="T5">1</text:span><text:span text:style-name="T5">/</text:span><text:span text:style-name="T5">3</text:span></text:p>
            </draw:text-box>
          </draw:frame>
        </draw:g>
        <draw:g>
          <draw:frame draw:style-name="gr2" draw:text-style-name="P7" draw:layer="layout" svg:width="1.031cm" svg:height="0.997cm" svg:x="7.592cm" svg:y="21.868cm">
            <draw:text-box>
              <text:p><text:span text:style-name="T3">-1</text:span></text:p>
            </draw:text-box>
          </draw:frame>
          <draw:frame draw:style-name="gr2" draw:text-style-name="P9" draw:layer="layout" svg:width="1.455cm" svg:height="0.997cm" svg:x="7.593cm" svg:y="22.568cm">
            <draw:text-box>
              <text:p text:style-name="P8"><text:span text:style-name="T5">2</text:span><text:span text:style-name="T5">/</text:span><text:span text:style-name="T5">3</text:span></text:p>
            </draw:text-box>
          </draw:frame>
        </draw:g>
        <draw:connector draw:style-name="gr5" draw:text-style-name="P4" draw:layer="layout" draw:type="curve" svg:x1="9.707cm" svg:y1="21.677cm" svg:x2="10.229cm" svg:y2="22.243cm" draw:start-shape="id16" draw:start-glue-point="0" draw:end-shape="id16" svg:d="M9707 21677c0-750 511-625 829-296s443 862-307 862" svg:viewBox="0 0 1080 1122">
          <text:p/>
        </draw:connector>
        <draw:connector draw:style-name="gr5" draw:text-style-name="P4" draw:layer="layout" draw:type="curve" svg:x1="9.807cm" svg:y1="24.977cm" svg:x2="10.329cm" svg:y2="25.543cm" draw:start-shape="id17" draw:start-glue-point="0" draw:end-shape="id17" draw:end-glue-point="1" svg:d="M9807 24977c0-750 511-625 829-296s443 862-307 862" svg:viewBox="0 0 1080 1122">
          <text:p/>
        </draw:connector>
        <draw:g>
          <draw:frame draw:style-name="gr2" draw:text-style-name="P7" draw:layer="layout" svg:width="0.82cm" svg:height="0.997cm" svg:x="10.692cm" svg:y="20.869cm">
            <draw:text-box>
              <text:p><text:span text:style-name="T3">1</text:span></text:p>
            </draw:text-box>
          </draw:frame>
          <draw:frame draw:style-name="gr2" draw:text-style-name="P9" draw:layer="layout" svg:width="0.82cm" svg:height="0.997cm" svg:x="10.693cm" svg:y="21.569cm">
            <draw:text-box>
              <text:p text:style-name="P8"><text:span text:style-name="T5">1</text:span></text:p>
            </draw:text-box>
          </draw:frame>
        </draw:g>
        <draw:g>
          <draw:frame draw:style-name="gr2" draw:text-style-name="P7" draw:layer="layout" svg:width="1.031cm" svg:height="0.997cm" svg:x="10.693cm" svg:y="24.07cm">
            <draw:text-box>
              <text:p><text:span text:style-name="T3">-</text:span><text:span text:style-name="T3">1</text:span></text:p>
            </draw:text-box>
          </draw:frame>
          <draw:frame draw:style-name="gr2" draw:text-style-name="P9" draw:layer="layout" svg:width="0.82cm" svg:height="0.997cm" svg:x="10.694cm" svg:y="24.77cm">
            <draw:text-box>
              <text:p text:style-name="P8"><text:span text:style-name="T5">1</text:span></text:p>
            </draw:text-box>
          </draw:frame>
        </draw:g>
        <draw:g>
          <draw:frame draw:style-name="gr10" draw:text-style-name="P7" draw:layer="layout" svg:width="1.281cm" svg:height="0.999cm" svg:x="7.593cm" svg:y="24.368cm">
            <draw:text-box>
              <text:p><text:span text:style-name="T3">1</text:span><text:span text:style-name="T3">0</text:span></text:p>
            </draw:text-box>
          </draw:frame>
          <draw:frame draw:style-name="gr2" draw:text-style-name="P9" draw:layer="layout" svg:width="0.82cm" svg:height="0.997cm" svg:x="7.594cm" svg:y="25.07cm">
            <draw:text-box>
              <text:p text:style-name="P8"><text:span text:style-name="T5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22:44:49.616696485</meta:creation-date>
    <dc:date>2019-05-06T02:31:11.210918680</dc:date>
    <meta:editing-duration>PT1H13M17S</meta:editing-duration>
    <meta:editing-cycles>3</meta:editing-cycles>
    <meta:generator>LibreOffice/6.0.7.3$Linux_X86_64 LibreOffice_project/00m0$Build-3</meta:generator>
    <meta:document-statistic meta:object-count="153"/>
  </office:meta>
</office:document-meta>
</file>